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Week 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2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3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4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5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6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7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8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9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10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5:42:45.668945306</meta:creation-date>
    <dc:date>2016-11-14T15:46:48.510318229</dc:date>
    <meta:editing-duration>PT4M3S</meta:editing-duration>
    <meta:editing-cycles>1</meta:editing-cycles>
    <meta:generator>LibreOffice/5.1.4.2$Linux_X86_64 LibreOffice_project/10m0$Build-2</meta:generator>
    <meta:document-statistic meta:table-count="10" meta:cell-count="30" meta:object-count="0"/>
  </office:meta>
</office:document-meta>
</file>